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Tahoma" svg:font-family="Tahoma" style:font-family-generic="swiss"/>
    <style:font-face style:name="DejaVu Sans Mono" svg:font-family="'DejaVu Sans Mono'" style:font-family-generic="modern" style:font-pitch="fixed"/>
    <style:font-face style:name="NSimSun" svg:font-family="NSimSun" style:font-family-generic="modern" style:font-pitch="fixed"/>
    <style:font-face style:name="110_Besmellah" svg:font-family="110_Besmellah" style:font-pitch="variable"/>
    <style:font-face style:name="2  Nazanin" svg:font-family="'2  Nazanin'" style:font-pitch="variable"/>
    <style:font-face style:name="2  Nazanin1" svg:font-family="'2  Nazanin'" style:font-adornments="Regular" style:font-pitch="variable"/>
    <style:font-face style:name="B Nazanin1" svg:font-family="'B Nazanin'" style:font-adornments="Bold" style:font-pitch="variable"/>
    <style:font-face style:name="B Nazanin" svg:font-family="'B Nazanin'" style:font-adornments="Regular" style:font-pitch="variable"/>
    <style:font-face style:name="B Titr" svg:font-family="'B Titr'" style:font-adornments="Bold" style:font-pitch="variable"/>
    <style:font-face style:name="Arial1"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611in" table:align="margins" style:writing-mode="rl-tb"/>
    </style:style>
    <style:style style:name="Table1.A" style:family="table-column">
      <style:table-column-properties style:column-width="3.0806in" style:rel-column-width="32767*"/>
    </style:style>
    <style:style style:name="Table1.B" style:family="table-column">
      <style:table-column-properties style:column-width="3.080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_20_left">
      <style:paragraph-properties fo:text-align="start" style:justify-single-word="false"/>
      <style:text-properties officeooo:paragraph-rsid="0356679e"/>
    </style:style>
    <style:style style:name="P2" style:family="paragraph" style:parent-style-name="Header_20_left">
      <style:paragraph-properties fo:text-align="start" style:justify-single-word="false"/>
      <style:text-properties officeooo:paragraph-rsid="03503af4"/>
    </style:style>
    <style:style style:name="P3" style:family="paragraph" style:parent-style-name="Header_20_left">
      <style:paragraph-properties fo:text-align="end" style:justify-single-word="false"/>
      <style:text-properties officeooo:paragraph-rsid="034c5a02"/>
    </style:style>
    <style:style style:name="P4" style:family="paragraph" style:parent-style-name="Header_20_left">
      <style:paragraph-properties fo:text-align="end" style:justify-single-word="false"/>
      <style:text-properties officeooo:paragraph-rsid="0351da47"/>
    </style:style>
    <style:style style:name="P5" style:family="paragraph" style:parent-style-name="Header">
      <style:paragraph-properties fo:text-align="start" style:justify-single-word="false" fo:padding="0.0291in" fo:border-left="none" fo:border-right="none" fo:border-top="none" fo:border-bottom="0.99pt solid #000000" style:join-border="false"/>
      <style:text-properties officeooo:paragraph-rsid="02389059"/>
    </style:style>
    <style:style style:name="P6" style:family="paragraph" style:parent-style-name="Header">
      <style:paragraph-properties fo:text-align="end" style:justify-single-word="false" fo:padding="0.0291in" fo:border-left="none" fo:border-right="none" fo:border-top="none" fo:border-bottom="0.99pt solid #000000" style:writing-mode="rl-tb" style:join-border="false"/>
    </style:style>
    <style:style style:name="P7" style:family="paragraph" style:parent-style-name="Title">
      <style:text-properties officeooo:paragraph-rsid="01963c98"/>
    </style:style>
    <style:style style:name="P8" style:family="paragraph" style:parent-style-name="Subtitle" style:master-page-name="">
      <style:paragraph-properties fo:margin-top="0.0783in" fo:margin-bottom="0.0827in" loext:contextual-spacing="false" fo:line-height="100%" style:page-number="auto" fo:keep-with-next="always">
        <style:tab-stops/>
      </style:paragraph-properties>
      <style:text-properties officeooo:paragraph-rsid="035ae18f"/>
    </style:style>
    <style:style style:name="P9" style:family="paragraph" style:parent-style-name="Text_20_body">
      <style:paragraph-properties fo:text-align="center" style:justify-single-word="false"/>
      <style:text-properties officeooo:rsid="035b2f57" officeooo:paragraph-rsid="035a8268"/>
    </style:style>
    <style:style style:name="P10" style:family="paragraph" style:parent-style-name="Text_20_body">
      <style:paragraph-properties fo:text-align="end" style:justify-single-word="false"/>
      <style:text-properties officeooo:paragraph-rsid="0150934e"/>
    </style:style>
    <style:style style:name="P11" style:family="paragraph" style:parent-style-name="Text_20_body">
      <style:text-properties officeooo:rsid="036992f1"/>
    </style:style>
    <style:style style:name="P12" style:family="paragraph" style:parent-style-name="Text_20_body">
      <style:paragraph-properties fo:text-align="center" style:justify-single-word="false"/>
    </style:style>
    <style:style style:name="P13" style:family="paragraph" style:parent-style-name="Standard">
      <style:text-properties officeooo:paragraph-rsid="0362df21"/>
    </style:style>
    <style:style style:name="P14" style:family="paragraph" style:parent-style-name="Text_20_body" style:master-page-name="First_20_Page">
      <style:paragraph-properties fo:text-align="end" style:justify-single-word="false" style:page-number="auto" fo:break-before="auto" fo:break-after="auto"/>
    </style:style>
    <style:style style:name="P15" style:family="paragraph" style:parent-style-name="Text_20_body">
      <style:text-properties officeooo:paragraph-rsid="035a8268"/>
    </style:style>
    <style:style style:name="P16" style:family="paragraph" style:parent-style-name="Text_20_body">
      <style:text-properties officeooo:paragraph-rsid="035ae18f"/>
    </style:style>
    <style:style style:name="P17" style:family="paragraph" style:parent-style-name="Text_20_body">
      <style:paragraph-properties fo:text-align="center" style:justify-single-word="false"/>
      <style:text-properties style:font-name="2  Nazanin" fo:font-size="14pt" fo:font-weight="bold" officeooo:rsid="0379c06c" officeooo:paragraph-rsid="0379c06c" style:font-name-asian="Microsoft YaHei" style:font-size-asian="14pt" style:font-name-complex="B Nazanin1" style:font-size-complex="16pt" style:font-weight-complex="bold"/>
    </style:style>
    <style:style style:name="P18" style:family="paragraph" style:parent-style-name="Text_20_body">
      <style:text-properties officeooo:rsid="037f0a0a" officeooo:paragraph-rsid="037f0a0a"/>
    </style:style>
    <style:style style:name="P19" style:family="paragraph" style:parent-style-name="Text_20_body">
      <style:text-properties officeooo:rsid="03826143" officeooo:paragraph-rsid="03826143"/>
    </style:style>
    <style:style style:name="P20" style:family="paragraph" style:parent-style-name="Text_20_body">
      <style:text-properties officeooo:rsid="03855b64" officeooo:paragraph-rsid="03855b64"/>
    </style:style>
    <style:style style:name="P21" style:family="paragraph" style:parent-style-name="Text_20_body">
      <style:text-properties officeooo:rsid="03880faa" officeooo:paragraph-rsid="03880faa"/>
    </style:style>
    <style:style style:name="P22" style:family="paragraph" style:parent-style-name="Text_20_body">
      <style:text-properties officeooo:rsid="038ae209" officeooo:paragraph-rsid="038ae209"/>
    </style:style>
    <style:style style:name="P23" style:family="paragraph" style:parent-style-name="Text_20_body">
      <style:text-properties officeooo:rsid="038baca0" officeooo:paragraph-rsid="038baca0"/>
    </style:style>
    <style:style style:name="P24" style:family="paragraph" style:parent-style-name="Text_20_body">
      <style:text-properties officeooo:rsid="038d9916" officeooo:paragraph-rsid="038d9916"/>
    </style:style>
    <style:style style:name="P25" style:family="paragraph" style:parent-style-name="Text_20_body">
      <style:text-properties officeooo:rsid="038fc9fd" officeooo:paragraph-rsid="038fc9fd"/>
    </style:style>
    <style:style style:name="P26" style:family="paragraph" style:parent-style-name="Text_20_body">
      <style:text-properties officeooo:rsid="03904101" officeooo:paragraph-rsid="03904101"/>
    </style:style>
    <style:style style:name="P27" style:family="paragraph" style:parent-style-name="Text_20_body">
      <style:text-properties officeooo:paragraph-rsid="0395a93a"/>
    </style:style>
    <style:style style:name="P28" style:family="paragraph" style:parent-style-name="Text_20_body">
      <style:text-properties officeooo:rsid="0396a948" officeooo:paragraph-rsid="0396a948"/>
    </style:style>
    <style:style style:name="P29" style:family="paragraph" style:parent-style-name="Text_20_body">
      <style:text-properties officeooo:rsid="0396b87f" officeooo:paragraph-rsid="0396b87f"/>
    </style:style>
    <style:style style:name="P30" style:family="paragraph" style:parent-style-name="Text_20_body">
      <style:text-properties officeooo:rsid="0397048d" officeooo:paragraph-rsid="0397048d"/>
    </style:style>
    <style:style style:name="P31" style:family="paragraph" style:parent-style-name="Text_20_body">
      <style:text-properties officeooo:rsid="0398bb1c" officeooo:paragraph-rsid="0398bb1c"/>
    </style:style>
    <style:style style:name="P32" style:family="paragraph" style:parent-style-name="Text_20_body">
      <style:text-properties officeooo:rsid="039b6ca4" officeooo:paragraph-rsid="039b6ca4"/>
    </style:style>
    <style:style style:name="P33" style:family="paragraph" style:parent-style-name="Text_20_body">
      <style:text-properties officeooo:rsid="039f6d76" officeooo:paragraph-rsid="039f6d76"/>
    </style:style>
    <style:style style:name="P34" style:family="paragraph" style:parent-style-name="Text_20_body">
      <style:text-properties officeooo:rsid="03a11f40" officeooo:paragraph-rsid="03a11f40"/>
    </style:style>
    <style:style style:name="P35" style:family="paragraph" style:parent-style-name="Text_20_body">
      <style:text-properties officeooo:rsid="03a3d31b" officeooo:paragraph-rsid="03a3d31b"/>
    </style:style>
    <style:style style:name="P36" style:family="paragraph" style:parent-style-name="Subtitle">
      <style:text-properties style:font-name="2  Nazanin" fo:font-size="14pt" officeooo:paragraph-rsid="035cec80" style:font-name-asian="Microsoft YaHei" style:font-size-complex="16pt"/>
    </style:style>
    <style:style style:name="P37" style:family="paragraph" style:parent-style-name="Subtitle">
      <style:text-properties style:font-name="2  Nazanin" fo:font-size="14pt" officeooo:paragraph-rsid="035ae18f" style:font-name-asian="Microsoft YaHei" style:font-size-complex="16pt"/>
    </style:style>
    <style:style style:name="P38" style:family="paragraph" style:parent-style-name="Subtitle">
      <style:text-properties style:font-name="2  Nazanin" fo:font-size="14pt" officeooo:rsid="035cec80" officeooo:paragraph-rsid="035cec80" style:font-name-asian="Microsoft YaHei" style:font-size-complex="16pt"/>
    </style:style>
    <style:style style:name="P39" style:family="paragraph" style:parent-style-name="Heading_20_1">
      <style:text-properties officeooo:rsid="03817553" officeooo:paragraph-rsid="03817553"/>
    </style:style>
    <style:style style:name="P40" style:family="paragraph" style:parent-style-name="Heading_20_1">
      <style:text-properties officeooo:rsid="0395f667" officeooo:paragraph-rsid="0395f667"/>
    </style:style>
    <style:style style:name="P41" style:family="paragraph" style:parent-style-name="Heading_20_1" style:master-page-name="Standard">
      <style:paragraph-properties style:page-number="1" fo:break-before="page"/>
      <style:text-properties officeooo:rsid="037d1c4d" officeooo:paragraph-rsid="037d1c4d"/>
    </style:style>
    <style:style style:name="P42" style:family="paragraph" style:parent-style-name="Standard">
      <style:paragraph-properties fo:text-align="center" style:justify-single-word="false" fo:break-before="page"/>
    </style:style>
    <style:style style:name="P43" style:family="paragraph" style:parent-style-name="Heading_20_2">
      <style:text-properties officeooo:rsid="038dccbe" officeooo:paragraph-rsid="038dccbe"/>
    </style:style>
    <style:style style:name="P44" style:family="paragraph" style:parent-style-name="Heading_20_2">
      <style:text-properties officeooo:rsid="0397048d" officeooo:paragraph-rsid="0397048d"/>
    </style:style>
    <style:style style:name="P45" style:family="paragraph" style:parent-style-name="Heading_20_2">
      <style:text-properties officeooo:rsid="039cfe3f" officeooo:paragraph-rsid="039cfe3f"/>
    </style:style>
    <style:style style:name="P46" style:family="paragraph" style:parent-style-name="Code">
      <style:text-properties officeooo:rsid="03880faa" officeooo:paragraph-rsid="03880faa"/>
    </style:style>
    <style:style style:name="P47" style:family="paragraph" style:parent-style-name="Code">
      <style:text-properties officeooo:rsid="03880faa" officeooo:paragraph-rsid="038baca0"/>
    </style:style>
    <style:style style:name="P48" style:family="paragraph" style:parent-style-name="Code">
      <style:text-properties officeooo:rsid="038959d2" officeooo:paragraph-rsid="038959d2"/>
    </style:style>
    <style:style style:name="P49" style:family="paragraph" style:parent-style-name="Code">
      <style:text-properties officeooo:rsid="0390bdbb" officeooo:paragraph-rsid="0390bdbb"/>
    </style:style>
    <style:style style:name="P50" style:family="paragraph" style:parent-style-name="Code">
      <style:text-properties officeooo:rsid="0391cf49" officeooo:paragraph-rsid="0391cf49"/>
    </style:style>
    <style:style style:name="P51" style:family="paragraph" style:parent-style-name="Code">
      <style:text-properties officeooo:rsid="0396a948" officeooo:paragraph-rsid="0396a948"/>
    </style:style>
    <style:style style:name="P52" style:family="paragraph" style:parent-style-name="Code" style:list-style-name="Code_20_Numbering">
      <style:text-properties officeooo:paragraph-rsid="0396b87f"/>
    </style:style>
    <style:style style:name="P53" style:family="paragraph" style:parent-style-name="Code">
      <style:text-properties officeooo:rsid="0397048d" officeooo:paragraph-rsid="0397048d"/>
    </style:style>
    <style:style style:name="P54" style:family="paragraph" style:parent-style-name="Code">
      <style:text-properties officeooo:rsid="03a11f40" officeooo:paragraph-rsid="03a11f40"/>
    </style:style>
    <style:style style:name="P55" style:family="paragraph" style:parent-style-name="Code">
      <style:text-properties officeooo:paragraph-rsid="03a3d31b"/>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2826619"/>
    </style:style>
    <style:style style:name="T2" style:family="text">
      <style:text-properties officeooo:rsid="035a1ef3"/>
    </style:style>
    <style:style style:name="T3" style:family="text">
      <style:text-properties style:font-name="110_Besmellah" fo:font-size="140pt" officeooo:rsid="0368153a" style:font-size-asian="140pt" style:font-size-complex="140pt"/>
    </style:style>
    <style:style style:name="T4" style:family="text">
      <style:text-properties officeooo:rsid="037fa595"/>
    </style:style>
    <style:style style:name="T5" style:family="text">
      <style:text-properties officeooo:rsid="03880faa"/>
    </style:style>
    <style:style style:name="T6" style:family="text">
      <style:text-properties officeooo:rsid="038baca0"/>
    </style:style>
    <style:style style:name="T7" style:family="text">
      <style:text-properties officeooo:rsid="0395a93a"/>
    </style:style>
    <style:style style:name="T8" style:family="text">
      <style:text-properties officeooo:rsid="0399d334"/>
    </style:style>
    <style:style style:name="Sect1" style:family="section">
      <style:section-properties style:editable="false">
        <style:columns fo:column-count="1" fo:column-gap="0in"/>
      </style:section-properties>
    </style:style>
    <number:time-style style:name="N10040" number:language="fa" number:country="IR" number:transliteration-format="۱" number:transliteration-language="fa" number:transliteration-country="IR" number:transliteration-style="short">
      <number:hours number:style="long"/>
      <number:text>:</number:text>
      <number:minutes number:style="long"/>
    </number:time-style>
    <number:date-style style:name="N10082" number:language="fa" number:country="IR" number:transliteration-format="۱" number:transliteration-language="fa" number:transliteration-country="IR" number:transliteration-style="short">
      <number:year number:calendar="persian" number:style="long"/>
      <number:text>/</number:text>
      <number:month number:calendar="persian" number:style="long"/>
      <number:text>/</number:text>
      <number:day number:calendar="persian"/>
    </number:date-style>
  </office:automatic-styles>
  <office:body>
    <office:text text:use-soft-page-breaks="true">
      <office:forms form:automatic-focus="false" form:apply-design-mode="false"/>
      <text:variable-decls>
        <text:variable-decl office:value-type="string" text:name="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شکل"/>
        <text:sequence-decl text:display-outline-level="0" text:name="جدول"/>
        <text:sequence-decl text:display-outline-level="0" text:name="نمودار"/>
        <text:sequence-decl text:display-outline-level="0" text:name="کد"/>
      </text:sequence-decls>
      <text:p text:style-name="P14"/>
      <text:p text:style-name="Text_20_body"/>
      <text:p text:style-name="Text_20_body"/>
      <text:p text:style-name="Text_20_body"/>
      <text:p text:style-name="Text_20_body"/>
      <text:p text:style-name="P7"><text:title>PySpark</text:title></text:p>
      <text:p text:style-name="Subtitle"><text:subject>پروژه درس تحلیل‌ها و سیستم‌های داده های حجیم</text:subject></text:p>
      <text:p text:style-name="P12"><text:file-name text:display="name">pyspark</text:file-name></text:p>
      <text:p text:style-name="Text_20_body"/>
      <text:p text:style-name="Text_20_body"/>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15"/>
      <text:p text:style-name="Subtitle"/>
      <table:table table:name="Table1" table:style-name="Table1">
        <table:table-column table:style-name="Table1.A"/>
        <table:table-column table:style-name="Table1.B"/>
        <table:table-row>
          <table:table-cell table:style-name="Table1.A1" office:value-type="string">
            <text:p text:style-name="P38">تاریخ نگارش: <text:date style:data-style-name="N10082" text:date-value="2017-07-04T19:15:38.443666789" text:fixed="true" text:date-adjust="-PT5445264H00M00S">۱۳۹۶/۰۴/۱۶</text:date></text:p>
          </table:table-cell>
          <table:table-cell table:style-name="Table1.B1" office:value-type="string">
            <text:p text:style-name="P37"><text:span text:style-name="T1">شماره نسخه: </text:span><text:editing-cycles>1</text:editing-cycles></text:p>
          </table:table-cell>
        </table:table-row>
      </table:table>
      <text:p text:style-name="P36"><text:span text:style-name="T2">تهیه کننده: سید حمید مهدوی</text:span></text:p>
      <text:p text:style-name="P17">استاد: دکتر حسن نادری</text:p>
      <text:p text:style-name="P16"/>
      <text:p text:style-name="P16"/>
      <text:p text:style-name="P16"/>
      <text:p text:style-name="P8"><text:span text:style-name="T1">کل مدت زمان نگارش: </text:span><text:editing-duration style:data-style-name="N10040">۰۰:۰۰</text:editing-duration></text:p>
      <text:p text:style-name="P42"><text:span text:style-name="T3">Y</text:span></text:p>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فهرست مطالب</text:p>
          </text:index-title>
          <text:p text:style-name="P57"><text:a xlink:type="simple" xlink:href="#__RefHeading__3675_819885812" text:style-name="Index_20_Link" text:visited-style-name="Index_20_Link">1 : مقدمه<text:tab/>1</text:a></text:p>
          <text:p text:style-name="P57"><text:a xlink:type="simple" xlink:href="#__RefHeading___Toc2342_1791289261" text:style-name="Index_20_Link" text:visited-style-name="Index_20_Link">2 : نصب<text:tab/>1</text:a></text:p>
          <text:p text:style-name="P58"><text:a xlink:type="simple" xlink:href="#__RefHeading___Toc2344_1791289261" text:style-name="Index_20_Link" text:visited-style-name="Index_20_Link">2.1 : نصب هدوپ<text:tab/>1</text:a></text:p>
          <text:p text:style-name="P58"><text:a xlink:type="simple" xlink:href="#__RefHeading___Toc2346_1791289261" text:style-name="Index_20_Link" text:visited-style-name="Index_20_Link">2.2 : نصب اسپارک<text:tab/>1</text:a></text:p>
          <text:p text:style-name="P58"><text:a xlink:type="simple" xlink:href="#__RefHeading___Toc2348_1791289261" text:style-name="Index_20_Link" text:visited-style-name="Index_20_Link">2.3 : نصب به عنوان ماژول پایتون<text:tab/>1</text:a></text:p>
          <text:p text:style-name="P57"><text:a xlink:type="simple" xlink:href="#__RefHeading___Toc2350_1791289261" text:style-name="Index_20_Link" text:visited-style-name="Index_20_Link">3 : اجرا<text:tab/>2</text:a></text:p>
          <text:p text:style-name="P58"><text:a xlink:type="simple" xlink:href="#__RefHeading___Toc2352_1791289261" text:style-name="Index_20_Link" text:visited-style-name="Index_20_Link">3.1 : مستقیماً با استفاده از کنسول pyspark<text:tab/>2</text:a></text:p>
          <text:p text:style-name="P58"><text:a xlink:type="simple" xlink:href="#__RefHeading___Toc2354_1791289261" text:style-name="Index_20_Link" text:visited-style-name="Index_20_Link">3.2 : استفاده از spark-submit<text:tab/>2</text:a></text:p>
          <text:p text:style-name="P58"><text:a xlink:type="simple" xlink:href="#__RefHeading___Toc2356_1791289261" text:style-name="Index_20_Link" text:visited-style-name="Index_20_Link">3.3 : اجرای مستقیم کد پایتون<text:tab/>3</text:a></text:p>
        </text:index-body>
      </text:table-of-content>
      <text:p text:style-name="Text_20_body"/>
      <text:illustration-index text:style-name="Sect1" text:protected="true" text:name="Illustration Index1">
        <text:illustration-index-source text:caption-sequence-name="شکل" text:caption-sequence-format="text">
          <text:index-title-template text:style-name="Illustration_20_Index_20_Heading">فهرست تصاویر</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فهرست تصاویر</text:p>
          </text:index-title>
        </text:index-body>
      </text:illustration-index>
      <text:p text:style-name="P10"/>
      <text:table-index text:style-name="Sect1" text:protected="true" text:name="Index of Tables1">
        <text:table-index-source text:caption-sequence-name="جدول" text:caption-sequence-format="text">
          <text:index-title-template text:style-name="Table_20_index_20_heading">فهرست جداول</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فهرست جداول</text:p>
          </text:index-title>
        </text:index-body>
      </text:table-index>
      <text:p text:style-name="P13"/>
      <text:illustration-index text:style-name="Sect1" text:protected="true" text:name="Illustration Index1">
        <text:illustration-index-source text:caption-sequence-name="نمودار" text:caption-sequence-format="text">
          <text:index-title-template text:style-name="Illustration_20_Index_20_Heading">فهرست نمودارها</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فهرست نمودارها</text:p>
          </text:index-title>
        </text:index-body>
      </text:illustration-index>
      <text:p text:style-name="P11"/>
      <text:h text:style-name="P41" text:outline-level="1"><text:bookmark-start text:name="__RefHeading__3675_819885812"/>مقدمه<text:bookmark-end text:name="__RefHeading__3675_819885812"/></text:h>
      <text:p text:style-name="P18">اسپارک ابزاری قدرتمند برای کار بر روی داده‌های حجیم است. این ابزار به صورت پیشفرض از زبان‌های اسکالا و پایتون و آر پشتیبانی می‌کند. <text:span text:style-name="T4">Pyspark ابزاری که به واسطه آن می‌توان با استفاده از پایتون از اسپارک استفاده کرد.</text:span> در این نوشتار به بررسی فرآیند نصب و راه اندازی و استفاده از pyspark پرداخته خواهد شد.</text:p>
      <text:p text:style-name="P35">این مستند و سایر مستندات و کد های مرتبط در مسیر </text:p>
      <text:list xml:id="list959315862059302393" text:style-name="Code_20_Numbering">
        <text:list-item>
          <text:p text:style-name="P55">https://github.com/sahama/bigdata_project </text:p>
        </text:list-item>
      </text:list>
      <text:p text:style-name="P35">در دسترس خواهند بود</text:p>
      <text:h text:style-name="P39" text:outline-level="1"><text:bookmark-start text:name="__RefHeading___Toc2342_1791289261"/>نصب<text:bookmark-end text:name="__RefHeading___Toc2342_1791289261"/></text:h>
      <text:p text:style-name="P19">برای نصب این ابزار از سیستم عامل debian 8 استفاده شده است و دستورات و فرآیند در این سیستم عامل تست شده است.</text:p>
      <text:p text:style-name="P20">پیشنیاز اجرای اسپارک ابزار hadoop است. هم ابزار اسپارک و هم ابزار هدوپ را می‌توانید از سایت‌های مربوط در سایت آپاچی دانلود کنید ولی نسخه اسپارک هماهنگ با نسخه هدوپ را دریافت کنید. <text:span text:style-name="T5">در این تجربه از هدوپ نسخه 2.8 و اسپارک نسخه 2.1.1 و پایتون نسخه 3.4 که در مخازن دبیان موجود است استفاده شده است</text:span></text:p>
      <text:h text:style-name="P43" text:outline-level="2"><text:bookmark-start text:name="__RefHeading___Toc2344_1791289261"/>نصب هدوپ<text:bookmark-end text:name="__RefHeading___Toc2344_1791289261"/></text:h>
      <text:p text:style-name="P21">همان‌طور که گفته شد برای نصب اسپارک ابتدا باید به سراغ نصب هدوپ برویم. به این منظور این ابزار را در مسیر </text:p>
      <text:p text:style-name="P21"/>
      <text:list xml:id="list203338168561955" text:continue-numbering="true" text:style-name="Code_20_Numbering">
        <text:list-item>
          <text:p text:style-name="P46">/usr/local/hadoop/</text:p>
        </text:list-item>
      </text:list>
      <text:p text:style-name="Text_20_body"/>
      <text:p text:style-name="P21">استخراج می‌کنیم و در فایل ‎.bashrc این تنظیمات را انجام می‌دهیم</text:p>
      <text:p text:style-name="P21"/>
      <text:list xml:id="list203339626047157" text:continue-numbering="true" text:style-name="Code_20_Numbering">
        <text:list-item>
          <text:p text:style-name="P48">export HADOOP_PREFIX=/usr/local/hadoop</text:p>
        </text:list-item>
        <text:list-item>
          <text:p text:style-name="P48">export PATH=$PATH:$HADOOP_PREFIX/bin </text:p>
        </text:list-item>
      </text:list>
      <text:p text:style-name="P22">می‌توان هم‌اکنون دستورات لازم برای اجرای اسپارک را نیز به این فایل اضافه کرد:</text:p>
      <text:p text:style-name="P22"/>
      <text:list xml:id="list203338523906442" text:continue-numbering="true" text:style-name="Code_20_Numbering">
        <text:list-item>
          <text:p text:style-name="P48">export SPARK_PREFIX=/usr/local/spark</text:p>
        </text:list-item>
        <text:list-item>
          <text:p text:style-name="P48">export PATH=$PATH:$SPARK_PREFIX/bin</text:p>
        </text:list-item>
        <text:list-item>
          <text:p text:style-name="P48">export PATH=$PATH:$SPARK_PREFIX/sbin</text:p>
        </text:list-item>
        <text:list-item>
          <text:p text:style-name="P48">export PYSPARK_PYTHON=python3</text:p>
        </text:list-item>
      </text:list>
      <text:p text:style-name="Text_20_body"/>
      <text:h text:style-name="Heading_20_2" text:outline-level="2"><text:bookmark-start text:name="__RefHeading___Toc2346_1791289261"/>نصب اسپارک<text:bookmark-end text:name="__RefHeading___Toc2346_1791289261"/></text:h>
      <text:p text:style-name="P23">بعد از این مرحله می‌توان به سراغ نصب ابزار spark رفت</text:p>
      <text:p text:style-name="P23">برای این منظر فایل فشرده دانلود شده اسپارک را در مسیر </text:p>
      <text:list xml:id="list203338381091047" text:continue-numbering="true" text:style-name="Code_20_Numbering">
        <text:list-item>
          <text:p text:style-name="P47">/usr/local/<text:span text:style-name="T6">spark</text:span>/</text:p>
        </text:list-item>
      </text:list>
      <text:p text:style-name="P23">استخراج کرد. به این ترتیب با توجه به اینکه مسیر فایل‌های اجرای هدوپ و اسپارت را در path قرار داده‌ایم می‌توان دستورات این دو را مستقیم و بدون اشاره به مسیر اجرا کرد.</text:p>
      <text:p text:style-name="P24">توجه به این نکته ضروری به نظر می‌رسد که اسپارک به صورت پیشفرض از پایتون پیشفرض که نسخه 2.7 است استفاده می‌کند ولی ما در این سند قصد استفاده از پایتون نسخه 3 را داریم به همین منظور خط شماره 7 در تنظیمات اضافه شده است.</text:p>
      <text:h text:style-name="Heading_20_2" text:outline-level="2"><text:bookmark-start text:name="__RefHeading___Toc2348_1791289261"/><text:soft-page-break/>نصب به عنوان ماژول پایتون <text:bookmark-end text:name="__RefHeading___Toc2348_1791289261"/></text:h>
      <text:p text:style-name="P25">در مرحله فعلی می‌توان از پای اسپارک و اسپارک استفاده کرد ولی در پایتون سیستم عامل یا virtualenv قابل شناسایی نیست.</text:p>
      <text:p text:style-name="P25">برای این منظور باید ابزار pyspark که همراه با بسته دانلود شده اسپارک است را در حالت develop نصب کنیم. </text:p>
      <text:p text:style-name="P25">لازم به ذکر است نصب در حالت develop مهم است چرا که این ابزار از آدرس دهی محلی برای دسترسی به فایل‌های اسپارک استفاده کرده است و در صورتی که به صورت production نصب شود مسیر ها به هم می‌خورد</text:p>
      <text:p text:style-name="P26">به آن منظور نسخه پایتون مورد نظر را active کرده و با استفاده از دستور pip مربوط به پایتون مورد نظر دستور نصب را می‌دهیم</text:p>
      <text:list xml:id="list203338484603013" text:continue-numbering="true" text:style-name="Code_20_Numbering">
        <text:list-item>
          <text:p text:style-name="P50">cd /usr/local/spark/python/</text:p>
        </text:list-item>
        <text:list-item>
          <text:p text:style-name="P49">pip install -e .</text:p>
        </text:list-item>
      </text:list>
      <text:p text:style-name="P27"><text:span text:style-name="T7">به این ترتیب به صورت مستقیم می‌توان pyspark را در پایتون انتخابی import و اجرا کرد</text:span></text:p>
      <text:h text:style-name="P40" text:outline-level="1"><text:bookmark-start text:name="__RefHeading___Toc2350_1791289261"/>اجرا<text:bookmark-end text:name="__RefHeading___Toc2350_1791289261"/></text:h>
      <text:p text:style-name="P28">اکنون در ۳ حالت می‌توانیم برنامه‌های خود را تحت pyspark اجرا کنیم</text:p>
      <text:h text:style-name="Heading_20_2" text:outline-level="2"><text:bookmark-start text:name="__RefHeading___Toc2352_1791289261"/>مستقیماً با استفاده از کنسول pyspark<text:bookmark-end text:name="__RefHeading___Toc2352_1791289261"/></text:h>
      <text:p text:style-name="P28">به این منظور می‌توان دستور pyspark را در خط فرمان اجرا کرد</text:p>
      <text:list xml:id="list203339536878366" text:continue-numbering="true" text:style-name="Code_20_Numbering">
        <text:list-item>
          <text:p text:style-name="P51"># pyspark</text:p>
        </text:list-item>
      </text:list>
      <text:p text:style-name="P29">که بعد از اجرای این دستور خروجی شبیه به این در کنسول ظاهر می‌شود (لاگ ها برای کم کردن حجم حذف شده اند)</text:p>
      <text:list xml:id="list203338145936465" text:continue-numbering="true" text:style-name="Code_20_Numbering">
        <text:list-item>
          <text:p text:style-name="Code">Python 3.4.2 (default, Oct <text:s/>8 2014, 10:45:20) </text:p>
        </text:list-item>
        <text:list-item>
          <text:p text:style-name="Code">[GCC 4.9.1] on linux</text:p>
        </text:list-item>
        <text:list-item>
          <text:p text:style-name="Code">Type "help", "copyright", "credits" or "license" for more information.</text:p>
        </text:list-item>
        <text:list-item>
          <text:p text:style-name="Code">Setting default log level to "WARN".</text:p>
        </text:list-item>
        <text:list-item>
          <text:p text:style-name="Code">To adjust logging level use sc.setLogLevel(newLevel). For SparkR, use setLogLevel(newLevel).</text:p>
        </text:list-item>
        <text:list-item>
          <text:p text:style-name="P52">........................................</text:p>
        </text:list-item>
        <text:list-item>
          <text:p text:style-name="Code">Welcome to</text:p>
        </text:list-item>
        <text:list-item>
          <text:p text:style-name="Code"><text:s text:c="6"/>____ <text:s text:c="13"/>__</text:p>
        </text:list-item>
        <text:list-item>
          <text:p text:style-name="Code"><text:s text:c="5"/>/ __/__ <text:s/>___ _____/ /__</text:p>
        </text:list-item>
        <text:list-item>
          <text:p text:style-name="Code"><text:s text:c="4"/>_\ \/ _ \/ _ `/ __/ <text:s/>'_/</text:p>
        </text:list-item>
        <text:list-item>
          <text:p text:style-name="Code"><text:s text:c="3"/>/__ / .__/\_,_/_/ /_/\_\ <text:s text:c="2"/>version 2.1.1</text:p>
        </text:list-item>
        <text:list-item>
          <text:p text:style-name="Code"><text:s text:c="6"/>/_/</text:p>
        </text:list-item>
        <text:list-item>
          <text:p text:style-name="Code"/>
        </text:list-item>
        <text:list-item>
          <text:p text:style-name="Code">Using Python version 3.4.2 (default, Oct <text:s/>8 2014 10:45:20)</text:p>
        </text:list-item>
        <text:list-item>
          <text:p text:style-name="Code">SparkSession available as 'spark'.</text:p>
        </text:list-item>
        <text:list-item>
          <text:p text:style-name="Code">&gt;&gt;&gt; </text:p>
        </text:list-item>
      </text:list>
      <text:p text:style-name="P29">در ادامه می‌توانید دستورات پایتون و دستورات pyspark استفاده کنید</text:p>
      <text:h text:style-name="P44" text:outline-level="2"><text:bookmark-start text:name="__RefHeading___Toc2354_1791289261"/>استفاده از spark-submit <text:bookmark-end text:name="__RefHeading___Toc2354_1791289261"/></text:h>
      <text:p text:style-name="P30">در هنگام استفاده‌ از spark-submit می‌توانید فایل اسکرپت برنامه خود را به اسپارک برای اجرا بدهید. ابزار run_example نیز از همین دستور استفاده می‌کند</text:p>
      <text:p text:style-name="P30"><text:soft-page-break/>به این منظور دستوری شبیه به این را در خط فرمان می‌دهیم</text:p>
      <text:list xml:id="list203339342852009" text:continue-numbering="true" text:style-name="Code_20_Numbering">
        <text:list-item>
          <text:p text:style-name="P53">spark-submit pi.py 10</text:p>
        </text:list-item>
      </text:list>
      <text:p text:style-name="P30">لازم به ذکر اینکه در این حالت باید مفسر پایتون مورد نظر فعال شده باشد.</text:p>
      <text:p text:style-name="P31">اسکریپتpi.py یکی از مثال‌های خود اسپارک برای محاسبه عدد پی است. <text:span text:style-name="T8">با اجرای این دستور خروجی شبیه به این ظاهر می‌شود</text:span></text:p>
      <text:p text:style-name="P31"/>
      <text:list xml:id="list203339353944113" text:continue-numbering="true" text:style-name="Code_20_Numbering">
        <text:list-item>
          <text:p text:style-name="Code">Pi is roughly 3.220000</text:p>
        </text:list-item>
      </text:list>
      <text:p text:style-name="P32">نیازی به توضیح نیست که لاگ ها برای کم کردن حجم در این سند حذف شده اند.</text:p>
      <text:h text:style-name="P45" text:outline-level="2"><text:bookmark-start text:name="__RefHeading___Toc2356_1791289261"/>اجرای مستقیم کد پایتون<text:bookmark-end text:name="__RefHeading___Toc2356_1791289261"/></text:h>
      <text:p text:style-name="P33">به این منظور به طور مستقیم اسکریپت پایتون نوشته شده را با مفسر پایتون انتخابی اجرا می‌کنیم. به این منظور از دستوری شبیه به این استفاده می کنیم.</text:p>
      <text:list xml:id="list203338775866077" text:continue-numbering="true" text:style-name="Code_20_Numbering">
        <text:list-item>
          <text:p text:style-name="P54">python pi.py 10</text:p>
        </text:list-item>
      </text:list>
      <text:p text:style-name="P34">و خروجی شبیه به خروجی روش اجرای قبل را خواهیم داشت.</text:p>
      <text:p text:style-name="P34">توجه کنید با توجه به اینکه در محاسبه مقدار عدد پی از اعداد تصادفی استفاده شده است در هر مرحله از اجرا مقدار متفاوت خواهد ب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Tahoma" svg:font-family="Tahoma" style:font-family-generic="swiss"/>
    <style:font-face style:name="DejaVu Sans Mono" svg:font-family="'DejaVu Sans Mono'" style:font-family-generic="modern" style:font-pitch="fixed"/>
    <style:font-face style:name="NSimSun" svg:font-family="NSimSun" style:font-family-generic="modern" style:font-pitch="fixed"/>
    <style:font-face style:name="110_Besmellah" svg:font-family="110_Besmellah" style:font-pitch="variable"/>
    <style:font-face style:name="2  Nazanin" svg:font-family="'2  Nazanin'" style:font-pitch="variable"/>
    <style:font-face style:name="2  Nazanin1" svg:font-family="'2  Nazanin'" style:font-adornments="Regular" style:font-pitch="variable"/>
    <style:font-face style:name="B Nazanin1" svg:font-family="'B Nazanin'" style:font-adornments="Bold" style:font-pitch="variable"/>
    <style:font-face style:name="B Nazanin" svg:font-family="'B Nazanin'" style:font-adornments="Regular" style:font-pitch="variable"/>
    <style:font-face style:name="B Titr" svg:font-family="'B Titr'" style:font-adornments="Bold" style:font-pitch="variable"/>
    <style:font-face style:name="Arial1"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B Nazanin" style:font-family-complex="'B Nazanin'"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B Nazanin1" style:font-family-complex="'B Nazanin'" style:font-style-name-complex="Bold" style:font-pitch-complex="variable" style:font-size-complex="14pt" style:font-weight-complex="bold"/>
    </style:style>
    <style:style style:name="Text_20_body" style:display-name="Text body" style:family="paragraph" style:parent-style-name="Standard" style:class="text" style:master-page-name="">
      <style:paragraph-properties fo:margin-top="0in" fo:margin-bottom="0in" loext:contextual-spacing="false" fo:line-height="0.2362in" fo:text-align="end" style:justify-single-word="false" style:page-number="auto" style:shadow="none" style:writing-mode="rl-tb">
        <style:tab-stops>
          <style:tab-stop style:position="2.2354in"/>
        </style:tab-stops>
      </style:paragraph-properties>
      <style:text-properties fo:font-size="11pt" style:font-size-asian="10.5pt"/>
    </style:style>
    <style:style style:name="List" style:family="paragraph" style:parent-style-name="Text_20_body" style:class="list">
      <style:text-properties style:font-name="Arial" fo:font-family="Arial" style:font-family-generic="swiss" style:font-size-asian="12pt" style:font-name-complex="2  Nazanin1" style:font-family-complex="'2  Nazanin'" style:font-style-name-complex="Regular" style:font-pitch-complex="variable"/>
    </style:style>
    <style:style style:name="Caption" style:family="paragraph" style:parent-style-name="Standard" style:auto-update="true" style:class="extra" style:master-page-name="">
      <style:paragraph-properties fo:margin-top="0.0835in" fo:margin-bottom="0.0835in" loext:contextual-spacing="false" fo:text-align="center" style:justify-single-word="false" style:page-number="auto" text:number-lines="false" text:line-number="0" style:writing-mode="rl-tb"/>
      <style:text-properties style:font-size-asian="10.5pt"/>
    </style:style>
    <style:style style:name="Index" style:family="paragraph" style:parent-style-name="Standard" style:class="index">
      <style:paragraph-properties text:number-lines="false" text:line-number="0" style:writing-mode="rl-tb"/>
      <style:text-properties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auto-update="true" style:class="chapter">
      <style:paragraph-properties fo:text-align="center" style:justify-single-word="false" style:writing-mode="rl-tb"/>
      <style:text-properties fo:font-size="18pt" fo:font-weight="bold" style:font-size-asian="18pt" style:font-weight-asian="bold" style:font-name-complex="B Titr" style:font-family-complex="'B Titr'" style:font-style-name-complex="Bold" style:font-pitch-complex="variable" style:font-size-complex="22pt" style:font-weight-complex="bold"/>
    </style:style>
    <style:style style:name="Subtitle" style:family="paragraph" style:parent-style-name="Heading" style:next-style-name="Text_20_body" style:auto-update="true" style:class="chapter" style:master-page-name="">
      <style:paragraph-properties fo:margin-top="0.0783in" fo:margin-bottom="0.0827in" loext:contextual-spacing="false" fo:line-height="100%" fo:text-align="center" style:justify-single-word="false" style:page-number="auto" style:writing-mode="rl-tb">
        <style:tab-stops/>
      </style:paragraph-properties>
      <style:text-properties fo:font-weight="bold"/>
    </style:style>
    <style:style style:name="Heading_20_1" style:display-name="Heading 1" style:family="paragraph" style:parent-style-name="Heading" style:next-style-name="Text_20_body" style:default-outline-level="1" style:class="text">
      <style:paragraph-properties style:writing-mode="rl-tb"/>
      <style:text-properties fo:font-size="16pt" fo:font-weight="bold" style:font-size-complex="20pt"/>
    </style:style>
    <style:style style:name="Heading_20_2" style:display-name="Heading 2" style:family="paragraph" style:parent-style-name="Heading" style:next-style-name="Text_20_body" style:default-outline-level="2" style:class="text">
      <style:paragraph-properties style:writing-mode="rl-tb">
        <style:tab-stops/>
      </style:paragraph-properties>
      <style:text-properties fo:font-size="15pt" fo:font-weight="bold" style:font-size-complex="18pt"/>
    </style:style>
    <style:style style:name="Heading_20_3" style:display-name="Heading 3" style:family="paragraph" style:parent-style-name="Heading" style:next-style-name="Text_20_body" style:default-outline-level="3" style:class="text">
      <style:paragraph-properties style:writing-mode="rl-tb"/>
      <style:text-properties fo:font-size="14pt" fo:font-weight="bold" fo:background-color="transparent" style:font-size-asian="14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de" style:family="paragraph" style:parent-style-name="Text_20_body" style:auto-update="true" style:list-style-name="Code_20_Numbering" style:master-page-name="">
      <loext:graphic-properties draw:fill="solid" draw:fill-color="#cccccc" draw:opacity="100%"/>
      <style:paragraph-properties fo:margin-top="0in" fo:margin-bottom="0in" loext:contextual-spacing="false" fo:text-align="start" style:justify-single-word="false" style:register-true="true" style:page-number="auto" fo:background-color="#cccccc" fo:padding="0in" fo:border="none" style:shadow="none" text:number-lines="true" text:line-number="1" style:writing-mode="lr-tb">
        <style:tab-stops/>
      </style:paragraph-properties>
      <style:text-properties style:font-name="DejaVu Sans Mono" fo:font-family="'DejaVu Sans Mono'" style:font-family-generic="modern" style:font-pitch="fixed" fo:font-size="10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auto-update="true" style:class="extra" style:master-page-name="">
      <style:paragraph-properties fo:text-align="center" style:justify-single-word="false" style:page-number="auto">
        <style:tab-stops/>
      </style:paragraph-properties>
      <style:text-properties fo:font-style="normal" style:font-style-complex="normal"/>
    </style:style>
    <style:style style:name="شکل" style:family="paragraph" style:parent-style-name="Caption" style:auto-update="true">
      <style:paragraph-properties fo:text-align="center" style:justify-single-word="false"/>
      <style:text-properties fo:font-style="normal" style:font-style-complex="normal"/>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line-height="0.1965in" fo:text-indent="-0.2354in"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جدول" style:family="paragraph" style:parent-style-name="Caption" style:auto-update="true">
      <style:paragraph-properties fo:text-align="center" style:justify-single-word="false"/>
      <style:text-properties fo:font-style="normal" style:font-style-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نمودار" style:family="paragraph" style:parent-style-name="Caption">
      <style:paragraph-properties fo:text-align="center" style:justify-single-word="false"/>
      <style:text-properties fo:font-style="normal" style:font-style-complex="normal"/>
    </style:style>
    <style:style style:name="کد" style:family="paragraph" style:parent-style-name="Caption"/>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NSimSun" style:font-family-asian="NSimSu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rl-tb"/>
      <style:text-properties style:use-window-font-color="true" fo:font-size="13pt" fo:font-style="normal" fo:font-weight="bold" style:font-size-asian="95%" style:font-style-asian="italic" style:font-weight-asian="bold" style:font-size-complex="14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تيتر_20_مقاله" style:display-name="تيتر مقاله" style:family="paragraph" style:parent-style-name="Header" style:default-outline-level="">
      <style:paragraph-properties fo:margin-top="0.4165in" fo:margin-bottom="0.139in" loext:contextual-spacing="false" fo:text-align="center" style:justify-single-word="false">
        <style:tab-stops>
          <style:tab-stop style:position="3.3465in" style:type="center"/>
          <style:tab-stop style:position="6.2992in" style:type="right"/>
        </style:tab-stops>
      </style:paragraph-properties>
      <style:text-properties fo:font-size="12pt" fo:font-weight="bold" style:font-size-asian="12pt" style:font-weight-asian="bold" style:font-size-complex="18pt" style:font-weight-complex="bold"/>
    </style:style>
    <style:style style:name="Figure" style:family="paragraph" style:parent-style-name="Standard" style:default-outline-level="">
      <style:paragraph-properties fo:margin-left="0in" fo:margin-right="0in" fo:margin-top="0.0835in" fo:margin-bottom="0.139in" loext:contextual-spacing="false" fo:text-align="center" style:justify-single-word="false" fo:orphans="0" fo:widows="0" fo:text-indent="0in" style:auto-text-indent="false" fo:keep-with-next="always"/>
      <style:text-properties fo:font-size="10pt" style:font-size-asian="10pt" style:font-size-complex="10pt" style:language-complex="ar" style:country-complex="SA"/>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NSimSun" style:font-family-asian="NSimSun" style:font-family-generic-asian="modern" style:font-pitch-asian="fixed"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auto-update="true">
      <style:graphic-properties svg:width="0.1339in" style:rel-width="2%" svg:height="0.1689in" fo:min-height="2%" text:anchor-type="paragraph" svg:x="0in" svg:y="0in" fo:margin-left="0in" fo:margin-right="0in" fo:margin-top="0in" fo:margin-bottom="0in" style:wrap="none" style:vertical-pos="from-top" style:vertical-rel="paragraph-content" style:horizontal-pos="from-left" style:horizontal-rel="paragraph-content" fo:background-color="transparent" draw:fill="none" draw:fill-color="#729fcf" fo:padding="0in" fo:border="none" style:shadow="none" draw:shadow-opacity="100%" style:writing-mode="lr-tb" loext:rel-width-rel="paragraph" loext:rel-height-rel="paragraph">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hadow="none" draw:shadow-opacity="100%" style:writing-mode="lr-tb">
        <style:columns fo:column-count="1" fo:column-gap="0in"/>
      </style:graphic-properties>
    </style:style>
    <text:outline-style style:name="Outline">
      <text:outline-level-style text:level="1" style:num-suffix=" : " style:num-format="1">
        <style:list-level-properties text:list-level-position-and-space-mode="label-alignment" fo:text-align="end">
          <style:list-level-label-alignment text:label-followed-by="nothing" fo:text-indent="-0.3in" fo:margin-left="0.3in"/>
        </style:list-level-properties>
      </text:outline-level-style>
      <text:outline-level-style text:level="2" style:num-suffix=" : " style:num-format="1" text:display-levels="2">
        <style:list-level-properties text:list-level-position-and-space-mode="label-alignment" fo:text-align="end">
          <style:list-level-label-alignment text:label-followed-by="nothing" fo:text-indent="-0.4in" fo:margin-left="0.4in"/>
        </style:list-level-properties>
      </text:outline-level-style>
      <text:outline-level-style text:level="3" style:num-suffix=" : " style:num-format="1" text:display-levels="3">
        <style:list-level-properties text:list-level-position-and-space-mode="label-alignment" fo:text-align="end">
          <style:list-level-label-alignment text:label-followed-by="nothing" fo:text-indent="-0.5in" fo:margin-left="0.5in"/>
        </style:list-level-properties>
      </text:outline-level-style>
      <text:outline-level-style text:level="4" style:num-suffix=" : " style:num-format="1" text:display-levels="4">
        <style:list-level-properties text:list-level-position-and-space-mode="label-alignment" fo:text-align="end">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fo:text-align="end">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fo:text-align="end">
          <style:list-level-label-alignment text:label-followed-by="nothing" fo:text-indent="-0.8in" fo:margin-left="0.8in"/>
        </style:list-level-properties>
      </text:outline-level-style>
      <text:outline-level-style text:level="7" style:num-suffix=" : " style:num-format="1" text:display-levels="7">
        <style:list-level-properties text:list-level-position-and-space-mode="label-alignment" fo:text-align="end">
          <style:list-level-label-alignment text:label-followed-by="nothing" fo:text-indent="-0.9in" fo:margin-left="0.9in"/>
        </style:list-level-properties>
      </text:outline-level-style>
      <text:outline-level-style text:level="8" style:num-suffix=" : " style:num-format="1" text:display-levels="8">
        <style:list-level-properties text:list-level-position-and-space-mode="label-alignment" fo:text-align="end">
          <style:list-level-label-alignment text:label-followed-by="nothing" fo:text-indent="-1in" fo:margin-left="1in"/>
        </style:list-level-properties>
      </text:outline-level-style>
      <text:outline-level-style text:level="9" style:num-suffix=" : " style:num-format="1" text:display-levels="9">
        <style:list-level-properties text:list-level-position-and-space-mode="label-alignment" fo:text-align="end">
          <style:list-level-label-alignment text:label-followed-by="nothing" fo:text-indent="-1.1in" fo:margin-left="1.1in"/>
        </style:list-level-properties>
      </text:outline-level-style>
      <text:outline-level-style text:level="10" style:num-suffix=" : " style:num-format="1" text:display-levels="10">
        <style:list-level-properties text:list-level-position-and-space-mode="label-alignment" fo:text-align="end">
          <style:list-level-label-alignment text:label-followed-by="nothing" fo:text-indent="-1.2in" fo:margin-left="1.2in"/>
        </style:list-level-properties>
      </text:outline-level-style>
    </text:outline-style>
    <text:list-style style:name="Code_20_Numbering" style:display-name="Code Numbering">
      <text:list-level-style-number text:level="1" text:style-name="Numbering_20_Symbols"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text:style-name="Numbering_20_Symbols" style:num-format="1">
        <style:list-level-properties text:list-level-position-and-space-mode="label-alignment" fo:text-align="end">
          <style:list-level-label-alignment text:label-followed-by="space" fo:text-indent="-0.25in" fo:margin-left="0.75in"/>
        </style:list-level-properties>
      </text:list-level-style-number>
      <text:list-level-style-number text:level="3" text:style-name="Numbering_20_Symbols" style:num-format="1">
        <style:list-level-properties text:list-level-position-and-space-mode="label-alignment" fo:text-align="end">
          <style:list-level-label-alignment text:label-followed-by="space" fo:text-indent="-0.25in" fo:margin-left="1in"/>
        </style:list-level-properties>
      </text:list-level-style-number>
      <text:list-level-style-number text:level="4" text:style-name="Numbering_20_Symbols" style:num-format="1">
        <style:list-level-properties text:list-level-position-and-space-mode="label-alignment" fo:text-align="end">
          <style:list-level-label-alignment text:label-followed-by="space" fo:text-indent="-0.25in" fo:margin-left="1.25in"/>
        </style:list-level-properties>
      </text:list-level-style-number>
      <text:list-level-style-number text:level="5" text:style-name="Numbering_20_Symbols" style:num-format="1">
        <style:list-level-properties text:list-level-position-and-space-mode="label-alignment" fo:text-align="end">
          <style:list-level-label-alignment text:label-followed-by="space" fo:text-indent="-0.25in" fo:margin-left="1.5in"/>
        </style:list-level-properties>
      </text:list-level-style-number>
      <text:list-level-style-number text:level="6" text:style-name="Numbering_20_Symbols" style:num-format="1">
        <style:list-level-properties text:list-level-position-and-space-mode="label-alignment" fo:text-align="end">
          <style:list-level-label-alignment text:label-followed-by="space" fo:text-indent="-0.25in" fo:margin-left="1.75in"/>
        </style:list-level-properties>
      </text:list-level-style-number>
      <text:list-level-style-number text:level="7" text:style-name="Numbering_20_Symbols" style:num-format="1">
        <style:list-level-properties text:list-level-position-and-space-mode="label-alignment" fo:text-align="end">
          <style:list-level-label-alignment text:label-followed-by="space" fo:text-indent="-0.25in" fo:margin-left="2in"/>
        </style:list-level-properties>
      </text:list-level-style-number>
      <text:list-level-style-number text:level="8" text:style-name="Numbering_20_Symbols" style:num-format="1">
        <style:list-level-properties text:list-level-position-and-space-mode="label-alignment" fo:text-align="end">
          <style:list-level-label-alignment text:label-followed-by="space" fo:text-indent="-0.25in" fo:margin-left="2.25in"/>
        </style:list-level-properties>
      </text:list-level-style-number>
      <text:list-level-style-number text:level="9" text:style-name="Numbering_20_Symbols" style:num-format="1">
        <style:list-level-properties text:list-level-position-and-space-mode="label-alignment" fo:text-align="end">
          <style:list-level-label-alignment text:label-followed-by="space" fo:text-indent="-0.25in" fo:margin-left="2.5in"/>
        </style:list-level-properties>
      </text:list-level-style-number>
      <text:list-level-style-number text:level="10" text:style-name="Numbering_20_Symbols" style:num-format="1">
        <style:list-level-properties text:list-level-position-and-space-mode="label-alignment" fo:text-align="end">
          <style:list-level-label-alignment text:label-followed-by="space"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officeooo:paragraph-rsid="0356679e"/>
    </style:style>
    <style:style style:name="MP2" style:family="paragraph" style:parent-style-name="Header_20_left">
      <style:paragraph-properties fo:text-align="end" style:justify-single-word="false"/>
      <style:text-properties officeooo:paragraph-rsid="034c5a02"/>
    </style:style>
    <style:style style:name="MP3" style:family="paragraph" style:parent-style-name="Header_20_left">
      <style:paragraph-properties fo:text-align="start" style:justify-single-word="false"/>
      <style:text-properties officeooo:paragraph-rsid="03503af4"/>
    </style:style>
    <style:style style:name="MP4" style:family="paragraph" style:parent-style-name="Header_20_left">
      <style:paragraph-properties fo:text-align="end" style:justify-single-word="false"/>
      <style:text-properties officeooo:paragraph-rsid="0351da47"/>
    </style:style>
    <style:style style:name="MP5" style:family="paragraph" style:parent-style-name="Header">
      <style:paragraph-properties fo:text-align="start" style:justify-single-word="false" fo:padding="0.0291in" fo:border-left="none" fo:border-right="none" fo:border-top="none" fo:border-bottom="0.99pt solid #000000" style:join-border="false"/>
      <style:text-properties officeooo:paragraph-rsid="02389059"/>
    </style:style>
    <style:style style:name="MP6" style:family="paragraph" style:parent-style-name="Header">
      <style:paragraph-properties fo:text-align="end" style:justify-single-word="false" fo:padding="0.0291in" fo:border-left="none" fo:border-right="none" fo:border-top="none" fo:border-bottom="0.99pt solid #000000" style:writing-mode="rl-tb" style:join-border="false"/>
    </style:style>
    <style:page-layout style:name="Mpm1" style:page-usage="mirrored">
      <style:page-layout-properties fo:page-width="8.2681in" fo:page-height="11.6929in" style:num-format="1" style:print-orientation="portrait" fo:margin-top="0.7874in" fo:margin-bottom="0.7874in" fo:margin-left="0.7874in" fo:margin-right="0.7874in" style:shadow="none"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righ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order="4.99pt double #000000" style:border-line-width="0.0102in 0.0382in 0.0209in" fo:padding="0.1965in" style:shadow="none"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rl-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center" style:rel-width="50%" style:color="#000000"/>
      </style:page-layout-properties>
      <style:header-style>
        <style:header-footer-properties fo:min-height="0in" fo:margin-left="0in" fo:margin-right="0in" fo:margin-bottom="0.1965in"/>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center" style:rel-width="50%" style:color="#000000"/>
      </style:page-layout-properties>
      <style:header-style>
        <style:header-footer-properties fo:min-height="0in" fo:margin-left="0in" fo:margin-right="0in" fo:margin-bottom="0.1965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PySpark</text:title> - <text:page-number text:select-page="current">3</text:page-number></text:p>
      </style:header>
      <style:header-left>
        <text:p text:style-name="MP2"><text:page-number text:select-page="current">2</text:page-number> - <text:title>PySpark</text:title></text:p>
      </style:header-left>
    </style:master-page>
    <style:master-page style:name="First_20_Page" style:display-name="First Page" style:page-layout-name="Mpm2" style:next-style-name="Index"/>
    <style:master-page style:name="HTML" style:page-layout-name="Mpm3"/>
    <style:master-page style:name="Index" style:page-layout-name="Mpm4">
      <style:header>
        <text:p text:style-name="MP3"><text:page-number style:num-format="یک, دو, سه, ..." text:select-page="current">سه</text:page-number></text:p>
      </style:header>
      <style:header-left>
        <text:p text:style-name="MP4"><text:page-number style:num-format="یک, دو, سه, ..." text:select-page="current">دو</text:page-number></text:p>
      </style:header-left>
    </style:master-page>
    <style:master-page style:name="Left_20_Page" style:display-name="Left Page" style:page-layout-name="Mpm5" style:next-style-name="Right_20_Page">
      <style:header>
        <text:p text:style-name="MP5"><text:title>PySpark</text:title> - <text:page-number style:num-format="1" text:select-page="current">0</text:page-number></text:p>
      </style:header>
    </style:master-page>
    <style:master-page style:name="Right_20_Page" style:display-name="Right Page" style:page-layout-name="Mpm6" style:next-style-name="Left_20_Page">
      <style:header>
        <text:p text:style-name="MP6"><text:page-number style:num-format="1" text:select-page="current">0</text:page-number> - <text:title>PySpark</text:title></text:p>
      </style:header>
    </style:master-page>
    <style:master-page style:name="Landscape" style:page-layout-name="Mpm7"/>
    <style:master-page style:name="Envelope" style:page-layout-name="Mpm8"/>
    <style:master-page style:name="Endnote" style:page-layout-name="Mpm9"/>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9:15:38.837071867</meta:creation-date>
    <meta:editing-duration>P0D</meta:editing-duration>
    <meta:editing-cycles>1</meta:editing-cycles>
    <meta:generator>LibreOffice/5.2.6.2$Linux_X86_64 LibreOffice_project/20m0$Build-2</meta:generator>
    <dc:subject>پروژه درس تحلیل‌ها و سیستم‌های داده های حجیم</dc:subject>
    <dc:title>PySpark</dc:title>
    <dc:description>توضیحات</dc:description>
    <meta:keyword>کلیدواژه‌ها</meta:keyword>
    <meta:document-statistic meta:table-count="1" meta:image-count="0" meta:object-count="0" meta:page-count="7" meta:paragraph-count="97" meta:word-count="920" meta:character-count="4771" meta:non-whitespace-character-count="3926"/>
    <meta:user-defined meta:name="Department">بخش</meta:user-defined>
    <meta:user-defined meta:name="English Title">English Title</meta:user-defined>
    <meta:user-defined meta:name="Group">گروه</meta:user-defined>
    <meta:template xlink:type="simple" xlink:actuate="onRequest" xlink:title="عنوان" xlink:href="../../../.config/libreoffice/4/user/template/official_template.ott" meta:date="2017-07-04T19:15:38.443447577"/>
  </office:meta>
</office:document-meta>
</file>